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2.598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3.7772in"/>
    </style:style>
    <style:style style:name="co11" style:family="table-column">
      <style:table-column-properties fo:break-before="auto" style:column-width="1.418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68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7" style:family="table-cell" style:parent-style-name="Default"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8" style:family="table-cell" style:parent-style-name="Default">
      <style:text-properties style:font-name="Courier New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6373" table:default-cell-style-name="ce7"/>
        <table:table-row table:style-name="ro1">
          <table:table-cell table:style-name="ce3" office:value-type="string" calcext:value-type="string">
            <text:p>SP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Category (SCC)</text:p>
          </table:table-cell>
          <table:table-cell table:style-name="ce3" office:value-type="string" calcext:value-type="string">
            <text:p>Magic Realm</text:p>
          </table:table-cell>
          <table:table-cell table:style-name="ce3" office:value-type="string" calcext:value-type="string">
            <text:p>spell_idx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Spell Book Page Title</text:p>
          </table:table-cell>
          <table:table-cell table:style-name="ce3" office:value-type="string" calcext:value-type="string">
            <text:p>CP TP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Target Type</text:p>
          </table:table-cell>
          <table:table-cell office:value-type="string" calcext:value-type="string">
            <text:p>Spell_Resistance_Modifier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table:style-name="ce8" office:value-type="string" calcext:value-type="string">
            <text:p>Same graphics as ‘Raise Dead’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Armageddon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Aura of Majes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anish</text:p>
          </table:table-cell>
          <table:table-cell table:number-columns-repeated="4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asilisk</text:p>
          </table:table-cell>
          <table:table-cell table:number-columns-repeated="4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ehemoth</text:p>
          </table:table-cell>
          <table:table-cell table:number-columns-repeated="4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erserk</text:p>
          </table:table-cell>
          <table:table-cell table:number-columns-repeated="4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Channels</text:p>
          </table:table-cell>
          <table:table-cell table:number-columns-repeated="4"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Prayer</text:p>
          </table:table-cell>
          <table:table-cell table:number-columns-repeated="4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Sleep</text:p>
          </table:table-cell>
          <table:table-cell table:number-columns-repeated="4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Wind</text:p>
          </table:table-cell>
          <table:table-cell table:number-columns-repeated="4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Bless</text:p>
          </table:table-cell>
          <table:table-cell table:number-columns-repeated="4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ur</text:p>
          </table:table-cell>
          <table:table-cell table:number-columns-repeated="4"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Chaos</text:p>
          </table:table-cell>
          <table:table-cell table:number-columns-repeated="4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Lightning</text:p>
          </table:table-cell>
          <table:table-cell table:number-columns-repeated="4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The Void</text:p>
          </table:table-cell>
          <table:table-cell table:number-columns-repeated="4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Chaos Channels</text:p>
          </table:table-cell>
          <table:table-cell table:number-columns-repeated="4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os Rift</text:p>
          </table:table-cell>
          <table:table-cell table:number-columns-repeated="4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os Spawn</text:p>
          </table:table-cell>
          <table:table-cell table:number-columns-repeated="4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os Surg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rm of Lif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imeras</text:p>
          </table:table-cell>
          <table:table-cell table:number-columns-repeated="4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loak of Fear</text:p>
          </table:table-cell>
          <table:table-cell table:number-columns-repeated="4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loud of Shadow</text:p>
          </table:table-cell>
          <table:table-cell table:number-columns-repeated="4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ckatrices</text:p>
          </table:table-cell>
          <table:table-cell table:number-columns-repeated="4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lossus</text:p>
          </table:table-cell>
          <table:table-cell table:number-columns-repeated="4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nfusion</text:p>
          </table:table-cell>
          <table:table-cell table:number-columns-repeated="4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nsecration</text:p>
          </table:table-cell>
          <table:table-cell table:number-columns-repeated="4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rruption</text:p>
          </table:table-cell>
          <table:table-cell table:number-columns-repeated="4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Counter Magic</text:p>
          </table:table-cell>
          <table:table-cell table:number-columns-repeated="4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acks Call</text:p>
          </table:table-cell>
          <table:table-cell table:number-columns-repeated="4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eate Artifact</text:p>
          </table:table-cell>
          <table:table-cell table:number-columns-repeated="4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eature Binding</text:p>
          </table:table-cell>
          <table:table-cell table:number-columns-repeated="4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uel Unminding</text:p>
          </table:table-cell>
          <table:table-cell table:number-columns-repeated="4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usad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Cursed Lands</text:p>
          </table:table-cell>
          <table:table-cell table:number-columns-repeated="4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ark Rituals</text:p>
          </table:table-cell>
          <table:table-cell table:number-columns-repeated="4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arkness</text:p>
          </table:table-cell>
          <table:table-cell table:number-columns-repeated="4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ath Knights</text:p>
          </table:table-cell>
          <table:table-cell table:number-columns-repeated="4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ath Spell</text:p>
          </table:table-cell>
          <table:table-cell table:number-columns-repeated="4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mon Lord</text:p>
          </table:table-cell>
          <table:table-cell table:number-columns-repeated="4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tect Magic</text:p>
          </table:table-cell>
          <table:table-cell table:number-columns-repeated="4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enchant Area</text:p>
          </table:table-cell>
          <table:table-cell table:number-columns-repeated="4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Disenchant True</text:p>
          </table:table-cell>
          <table:table-cell table:number-columns-repeated="4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Disintegrate</text:p>
          </table:table-cell>
          <table:table-cell table:number-columns-repeated="4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junction</text:p>
          </table:table-cell>
          <table:table-cell table:number-columns-repeated="4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junction True</text:p>
          </table:table-cell>
          <table:table-cell table:number-columns-repeated="4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Evil</text:p>
          </table:table-cell>
          <table:table-cell table:number-columns-repeated="4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Magic</text:p>
          </table:table-cell>
          <table:table-cell table:number-columns-repeated="4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Magic True</text:p>
          </table:table-cell>
          <table:table-cell table:number-columns-repeated="4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rupt</text:p>
          </table:table-cell>
          <table:table-cell table:number-columns-repeated="4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jinn</text:p>
          </table:table-cell>
          <table:table-cell table:number-columns-repeated="4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oom Bolt</text:p>
          </table:table-cell>
          <table:table-cell table:number-columns-repeated="4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oom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oombat</text:p>
          </table:table-cell>
          <table:table-cell table:number-columns-repeated="4"/>
          <table:table-cell table:formula="of:=&quot;spl_&quot;&amp;SUBSTITUTE(SUBSTITUTE(PROPER([.B64]);&quot;'&quot;;&quot;&quot;);&quot; &quot;;&quot;_&quot;)" office:value-type="string" office:string-value="spl_Doombat" calcext:value-type="string">
            <text:p>spl_Doomba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rain Power</text:p>
          </table:table-cell>
          <table:table-cell table:number-columns-repeated="4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 Elemental</text:p>
          </table:table-cell>
          <table:table-cell table:number-columns-repeated="4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 Gate</text:p>
          </table:table-cell>
          <table:table-cell table:number-columns-repeated="4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 Lore</text:p>
          </table:table-cell>
          <table:table-cell table:number-columns-repeated="4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 to Mu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quake</text:p>
          </table:table-cell>
          <table:table-cell table:number-columns-repeated="4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freet</text:p>
          </table:table-cell>
          <table:table-cell table:number-columns-repeated="4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ldritch Weapon</text:p>
          </table:table-cell>
          <table:table-cell table:number-columns-repeated="4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lemental Armor</text:p>
          </table:table-cell>
          <table:table-cell table:number-columns-repeated="4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chant Item</text:p>
          </table:table-cell>
          <table:table-cell table:number-columns-repeated="4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chant Road</text:p>
          </table:table-cell>
          <table:table-cell table:number-columns-repeated="4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Endurance</text:p>
          </table:table-cell>
          <table:table-cell table:number-columns-repeated="4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tangle</text:p>
          </table:table-cell>
          <table:table-cell table:number-columns-repeated="4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ternal Night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vil Omen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vil Presence</text:p>
          </table:table-cell>
          <table:table-cell table:number-columns-repeated="4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amine</text:p>
          </table:table-cell>
          <table:table-cell table:number-columns-repeated="4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ire Bolt</text:p>
          </table:table-cell>
          <table:table-cell table:number-columns-repeated="4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ire Storm</text:p>
          </table:table-cell>
          <table:table-cell table:number-columns-repeated="4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Fireball</text:p>
          </table:table-cell>
          <table:table-cell table:number-columns-repeated="4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ame Blade</text:p>
          </table:table-cell>
          <table:table-cell table:number-columns-repeated="4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ame Strike</text:p>
          </table:table-cell>
          <table:table-cell table:number-columns-repeated="4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ight</text:p>
          </table:table-cell>
          <table:table-cell table:number-columns-repeated="4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Flying Fortress</text:p>
          </table:table-cell>
          <table:table-cell table:number-columns-repeated="4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aia’s Blessing</text:p>
          </table:table-cell>
          <table:table-cell table:number-columns-repeated="4"/>
          <table:table-cell table:formula="of:=&quot;spl_&quot;&amp;SUBSTITUTE(SUBSTITUTE(PROPER([.B92]);&quot;'&quot;;&quot;&quot;);&quot; &quot;;&quot;_&quot;)" office:value-type="string" office:string-value="spl_Gaia’S_Blessing" calcext:value-type="string">
            <text:p>spl_Gaia’S_Bless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iant Spiders</text:p>
          </table:table-cell>
          <table:table-cell table:number-columns-repeated="4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iant Strength</text:p>
          </table:table-cell>
          <table:table-cell table:number-columns-repeated="4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orgons</text:p>
          </table:table-cell>
          <table:table-cell table:number-columns-repeated="4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reat Drake</text:p>
          </table:table-cell>
          <table:table-cell table:number-columns-repeated="4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reat Wast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reat Wyrm</text:p>
          </table:table-cell>
          <table:table-cell table:number-columns-repeated="4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uardian Spirit</text:p>
          </table:table-cell>
          <table:table-cell table:number-columns-repeated="4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uardian Wind</text:p>
          </table:table-cell>
          <table:table-cell table:number-columns-repeated="4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aste</text:p>
          </table:table-cell>
          <table:table-cell table:number-columns-repeated="4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aling</text:p>
          </table:table-cell>
          <table:table-cell table:number-columns-repeated="4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avenly Light</text:p>
          </table:table-cell>
          <table:table-cell table:number-columns-repeated="4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rb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roism</text:p>
          </table:table-cell>
          <table:table-cell table:number-columns-repeated="4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igh Prayer</text:p>
          </table:table-cell>
          <table:table-cell table:number-columns-repeated="4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oly Armor</text:p>
          </table:table-cell>
          <table:table-cell table:number-columns-repeated="4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oly A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oly Weapon</text:p>
          </table:table-cell>
          <table:table-cell table:number-columns-repeated="4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oly Word</text:p>
          </table:table-cell>
          <table:table-cell table:number-columns-repeated="4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ydra</text:p>
          </table:table-cell>
          <table:table-cell table:number-columns-repeated="4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ce Bolt</text:p>
          </table:table-cell>
          <table:table-cell table:number-columns-repeated="4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3"/>
        </table:table-row>
        <table:table-row table:style-name="ro1">
          <table:table-cell table:style-name="ce4"/>
          <table:table-cell office:value-type="string" calcext:value-type="string">
            <text:p>Immolation</text:p>
          </table:table-cell>
          <table:table-cell table:number-columns-repeated="4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carnation</text:p>
          </table:table-cell>
          <table:table-cell table:number-columns-repeated="4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spirations</text:p>
          </table:table-cell>
          <table:table-cell table:number-columns-repeated="4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visibility</text:p>
          </table:table-cell>
          <table:table-cell table:number-columns-repeated="4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vulnerability</text:p>
          </table:table-cell>
          <table:table-cell table:number-columns-repeated="4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ron Skin</text:p>
          </table:table-cell>
          <table:table-cell table:number-columns-repeated="4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Just Cause</text:p>
          </table:table-cell>
          <table:table-cell table:number-columns-repeated="4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ife Drain</text:p>
          </table:table-cell>
          <table:table-cell table:number-columns-repeated="4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ife Forc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ightning Bolt</text:p>
          </table:table-cell>
          <table:table-cell table:number-columns-repeated="4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ionheart</text:p>
          </table:table-cell>
          <table:table-cell table:number-columns-repeated="4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ycantrophy</text:p>
          </table:table-cell>
          <table:table-cell table:number-columns-repeated="4"/>
          <table:table-cell table:formula="of:=&quot;spl_&quot;&amp;SUBSTITUTE(SUBSTITUTE(PROPER([.B129]);&quot;'&quot;;&quot;&quot;);&quot; &quot;;&quot;_&quot;)" office:value-type="string" office:string-value="spl_Lycantrophy" calcext:value-type="string">
            <text:p>spl_Lycantroph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gic Immunity</text:p>
          </table:table-cell>
          <table:table-cell table:number-columns-repeated="4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6"/>
        </table:table-row>
        <table:table-row table:style-name="ro1">
          <table:table-cell table:style-name="ce4"/>
          <table:table-cell office:value-type="string" calcext:value-type="string">
            <text:p>Magic Vortex</text:p>
          </table:table-cell>
          <table:table-cell table:number-columns-repeated="4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na Leak</text:p>
          </table:table-cell>
          <table:table-cell table:number-columns-repeated="4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ss Healing</text:p>
          </table:table-cell>
          <table:table-cell table:number-columns-repeated="4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ss Invisibility</text:p>
          </table:table-cell>
          <table:table-cell table:number-columns-repeated="4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etal Fires</text:p>
          </table:table-cell>
          <table:table-cell table:number-columns-repeated="4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eteor Sto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ind Storm</text:p>
          </table:table-cell>
          <table:table-cell table:number-columns-repeated="4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ove Fortress</text:p>
          </table:table-cell>
          <table:table-cell table:number-columns-repeated="4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Nagas</text:p>
          </table:table-cell>
          <table:table-cell table:number-columns-repeated="4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Nature’s Eye</text:p>
          </table:table-cell>
          <table:table-cell table:number-columns-repeated="4"/>
          <table:table-cell table:formula="of:=&quot;spl_&quot;&amp;SUBSTITUTE(SUBSTITUTE(PROPER([.B141]);&quot;'&quot;;&quot;&quot;);&quot; &quot;;&quot;_&quot;)" office:value-type="string" office:string-value="spl_Nature’S_Eye" calcext:value-type="string">
            <text:p>spl_Nature’S_Ey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Nature’s 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42]);&quot;'&quot;;&quot;&quot;);&quot; &quot;;&quot;_&quot;)" office:value-type="string" office:string-value="spl_Nature’S_Awareness" calcext:value-type="string">
            <text:p>spl_Nature’S_Aware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Natures Cures</text:p>
          </table:table-cell>
          <table:table-cell table:number-columns-repeated="4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Nature’s Wrat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44]);&quot;'&quot;;&quot;&quot;);&quot; &quot;;&quot;_&quot;)" office:value-type="string" office:string-value="spl_Nature’S_Wrath" calcext:value-type="string">
            <text:p>spl_Nature’S_Wrat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Night Stalker</text:p>
          </table:table-cell>
          <table:table-cell table:number-columns-repeated="4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ath Finding</text:p>
          </table:table-cell>
          <table:table-cell table:number-columns-repeated="4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6"/>
        </table:table-row>
        <table:table-row table:style-name="ro1">
          <table:table-cell table:style-name="ce4"/>
          <table:table-cell office:value-type="string" calcext:value-type="string">
            <text:p>Pestilence</text:p>
          </table:table-cell>
          <table:table-cell table:number-columns-repeated="4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etrify</text:p>
          </table:table-cell>
          <table:table-cell table:number-columns-repeated="4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hantom Beast</text:p>
          </table:table-cell>
          <table:table-cell table:number-columns-repeated="4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hantom Warriors</text:p>
          </table:table-cell>
          <table:table-cell table:number-columns-repeated="4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lanar Seal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lanar Travel</text:p>
          </table:table-cell>
          <table:table-cell table:number-columns-repeated="4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lane Shift</text:p>
          </table:table-cell>
          <table:table-cell table:number-columns-repeated="4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Possession</text:p>
          </table:table-cell>
          <table:table-cell table:number-columns-repeated="4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rayer</text:p>
          </table:table-cell>
          <table:table-cell table:number-columns-repeated="4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rosperity</text:p>
          </table:table-cell>
          <table:table-cell table:number-columns-repeated="4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sionic Blast</text:p>
          </table:table-cell>
          <table:table-cell table:number-columns-repeated="4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1637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number-columns-repeated="2"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table:style-name="ce8" office:value-type="string" calcext:value-type="string">
            <text:p>Same graphics as ‘Animate Dead’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Raise Volcano</text:p>
          </table:table-cell>
          <table:table-cell table:number-columns-repeated="4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Recall Hero</text:p>
          </table:table-cell>
          <table:table-cell table:number-columns-repeated="4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generation</text:p>
          </table:table-cell>
          <table:table-cell table:number-columns-repeated="4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ist Elements</text:p>
          </table:table-cell>
          <table:table-cell table:number-columns-repeated="4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ist Magic</text:p>
          </table:table-cell>
          <table:table-cell table:number-columns-repeated="4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urrection</text:p>
          </table:table-cell>
          <table:table-cell table:number-columns-repeated="4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ighteousness</text:p>
          </table:table-cell>
          <table:table-cell table:number-columns-repeated="4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hadow Demons</text:p>
          </table:table-cell>
          <table:table-cell table:number-columns-repeated="4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hatter</text:p>
          </table:table-cell>
          <table:table-cell table:number-columns-repeated="4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keletons</text:p>
          </table:table-cell>
          <table:table-cell table:number-columns-repeated="4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ky Drake</text:p>
          </table:table-cell>
          <table:table-cell table:number-columns-repeated="4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Binding</text:p>
          </table:table-cell>
          <table:table-cell table:number-columns-repeated="4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Blast</text:p>
          </table:table-cell>
          <table:table-cell table:number-columns-repeated="4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Lock</text:p>
          </table:table-cell>
          <table:table-cell table:number-columns-repeated="4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0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Of Return</text:p>
          </table:table-cell>
          <table:table-cell table:number-columns-repeated="4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Ward</text:p>
          </table:table-cell>
          <table:table-cell table:number-columns-repeated="4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rites</text:p>
          </table:table-cell>
          <table:table-cell table:number-columns-repeated="4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ar Fires</text:p>
          </table:table-cell>
          <table:table-cell table:number-columns-repeated="4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asis</text:p>
          </table:table-cell>
          <table:table-cell table:number-columns-repeated="4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Stone Giant</text:p>
          </table:table-cell>
          <table:table-cell table:number-columns-repeated="4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one Skin</text:p>
          </table:table-cell>
          <table:table-cell table:number-columns-repeated="4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orm Giant</text:p>
          </table:table-cell>
          <table:table-cell table:number-columns-repeated="4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ream of Life</text:p>
          </table:table-cell>
          <table:table-cell table:number-columns-repeated="4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ubversion</text:p>
          </table:table-cell>
          <table:table-cell table:number-columns-repeated="4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ummon Champion</text:p>
          </table:table-cell>
          <table:table-cell table:number-columns-repeated="4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ummon Hero</text:p>
          </table:table-cell>
          <table:table-cell table:number-columns-repeated="4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ummoning Circle</text:p>
          </table:table-cell>
          <table:table-cell table:number-columns-repeated="4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uppress Magic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ime Stop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Tranquili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ransmute</text:p>
          </table:table-cell>
          <table:table-cell table:number-columns-repeated="4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True Light</text:p>
          </table:table-cell>
          <table:table-cell table:number-columns-repeated="4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rue Sight</text:p>
          </table:table-cell>
          <table:table-cell table:number-columns-repeated="4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Unicorns</text:p>
          </table:table-cell>
          <table:table-cell table:number-columns-repeated="4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Vertigo</text:p>
          </table:table-cell>
          <table:table-cell table:number-columns-repeated="4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ll of Darkness</text:p>
          </table:table-cell>
          <table:table-cell table:number-columns-repeated="4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ll of Fire</text:p>
          </table:table-cell>
          <table:table-cell table:number-columns-repeated="4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ll of Stone</text:p>
          </table:table-cell>
          <table:table-cell table:number-columns-repeated="4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number-columns-repeated="16376"/>
        </table:table-row>
        <table:table-row table:style-name="ro1">
          <table:table-cell table:style-name="ce4"/>
          <table:table-cell office:value-type="string" calcext:value-type="string">
            <text:p>War Bears</text:p>
          </table:table-cell>
          <table:table-cell table:number-columns-repeated="4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Creature</text:p>
          </table:table-cell>
          <table:table-cell table:number-columns-repeated="4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Lightning</text:p>
          </table:table-cell>
          <table:table-cell table:number-columns-repeated="4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Node</text:p>
          </table:table-cell>
          <table:table-cell table:number-columns-repeated="4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Reality</text:p>
          </table:table-cell>
          <table:table-cell table:number-columns-repeated="4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Wood</text:p>
          </table:table-cell>
          <table:table-cell table:number-columns-repeated="4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ter Walking</text:p>
          </table:table-cell>
          <table:table-cell table:number-columns-repeated="4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eakness</text:p>
          </table:table-cell>
          <table:table-cell table:number-columns-repeated="4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eb</text:p>
          </table:table-cell>
          <table:table-cell table:number-columns-repeated="4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ind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ind Walking</text:p>
          </table:table-cell>
          <table:table-cell table:number-columns-repeated="4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ord of Death</text:p>
          </table:table-cell>
          <table:table-cell table:number-columns-repeated="4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ord of Recall</text:p>
          </table:table-cell>
          <table:table-cell table:number-columns-repeated="4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rack</text:p>
          </table:table-cell>
          <table:table-cell table:number-columns-repeated="4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raith Form</text:p>
          </table:table-cell>
          <table:table-cell table:number-columns-repeated="4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raiths</text:p>
          </table:table-cell>
          <table:table-cell table:number-columns-repeated="4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Zombie Mastery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Global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7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Casting_Category" table:style-name="ta1">
        <table:table-column table:style-name="co1" table:default-cell-style-name="ce7"/>
        <table:table-column table:style-name="co7" table:default-cell-style-name="ce7"/>
        <table:table-column table:style-name="co12" table:number-columns-repeated="16382" table:default-cell-style-name="ce7"/>
        <table:table-row table:style-name="ro1">
          <table:table-cell table:style-name="ce3" office:value-type="string" calcext:value-type="string">
            <text:p>SCC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dt_Summoning</text:p>
          </table:table-cell>
          <table:table-cell table:number-columns-repeated="1638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Unit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City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ity_Curse</text:p>
          </table:table-cell>
          <table:table-cell table:number-columns-repeated="1638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Fixed_Dm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Special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Target_Wiz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sdt_Global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Battlefield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dt_Craftin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Destruction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Resist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No_Resist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Mundane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Mundane_Curse</text:p>
          </table:table-cell>
          <table:table-cell table:number-columns-repeated="1638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dt_Infus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Dispel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Disenchant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Disjunction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Counter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Var_Dm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Banish_Spell</text:p>
          </table:table-cell>
          <table:table-cell table:number-columns-repeated="16382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" table:default-cell-style-name="ce7"/>
        <table:table-column table:style-name="co11" table:default-cell-style-name="ce7"/>
        <table:table-column table:style-name="co12" table:number-columns-repeated="16382" table:default-cell-style-name="ce7"/>
        <table:table-row table:style-name="ro1">
          <table:table-cell table:style-name="ce3" office:value-type="string" calcext:value-type="string">
            <text:p>STT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13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2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named-expressions/>
      <table:database-ranges>
        <table:database-range table:name="__Anonymous_Sheet_DB__0" table:target-range-address="Spells.B1:Spells.G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5-24T12:23:20.868000000</dc:date>
    <meta:editing-duration>P11DT12H29M49S</meta:editing-duration>
    <meta:editing-cycles>24</meta:editing-cycles>
    <meta:document-statistic meta:table-count="4" meta:cell-count="627" meta:object-count="0"/>
  </office:meta>
</office:document-meta>
</file>